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612cm" table:align="left" fo:background-color="transparent">
        <style:background-image/>
      </style:table-properties>
    </style:style>
    <style:style style:name="Table1.A" style:family="table-column">
      <style:table-column-properties style:column-width="0.848cm"/>
    </style:style>
    <style:style style:name="Table1.B" style:family="table-column">
      <style:table-column-properties style:column-width="0.797cm"/>
    </style:style>
    <style:style style:name="Table1.C" style:family="table-column">
      <style:table-column-properties style:column-width="0.748cm"/>
    </style:style>
    <style:style style:name="Table1.D" style:family="table-column">
      <style:table-column-properties style:column-width="0.61cm"/>
    </style:style>
    <style:style style:name="Table1.E" style:family="table-column">
      <style:table-column-properties style:column-width="1.633cm"/>
    </style:style>
    <style:style style:name="Table1.F" style:family="table-column">
      <style:table-column-properties style:column-width="0.933cm"/>
    </style:style>
    <style:style style:name="Table1.G" style:family="table-column">
      <style:table-column-properties style:column-width="0.723cm"/>
    </style:style>
    <style:style style:name="Table1.H" style:family="table-column">
      <style:table-column-properties style:column-width="1.446cm"/>
    </style:style>
    <style:style style:name="Table1.I" style:family="table-column">
      <style:table-column-properties style:column-width="1.528cm"/>
    </style:style>
    <style:style style:name="Table1.J" style:family="table-column">
      <style:table-column-properties style:column-width="1.245cm"/>
    </style:style>
    <style:style style:name="Table1.K" style:family="table-column">
      <style:table-column-properties style:column-width="1.623cm"/>
    </style:style>
    <style:style style:name="Table1.L" style:family="table-column">
      <style:table-column-properties style:column-width="1.102cm"/>
    </style:style>
    <style:style style:name="Table1.M" style:family="table-column">
      <style:table-column-properties style:column-width="0.993cm"/>
    </style:style>
    <style:style style:name="Table1.N" style:family="table-column">
      <style:table-column-properties style:column-width="0.885cm"/>
    </style:style>
    <style:style style:name="Table1.O" style:family="table-column">
      <style:table-column-properties style:column-width="2.496cm"/>
    </style:style>
    <style:style style:name="Table1.A1" style:family="table-cell">
      <style:table-cell-properties style:vertical-align="middle" fo:padding="0.106cm" fo:border="0.05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80" style:font-name="monospace" loext:padding-left="0cm" loext:padding-right="0cm" loext:padding-top="0.049cm" loext:padding-bottom="0cm" loext:border-left="none" loext:border-right="none" loext:border-top="0.06pt solid #000000" loext:border-bottom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8b0000" style:font-name="monospace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000000" loext:padding="0cm" loext:border="none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333333" style:font-name="monospace" fo:background-color="transparent" loext:padding="0cm" loext:border="none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monospace" loext:padding="0cm" loext:border="none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loext:padding="0cm" loext:border="none"/>
    </style:style>
    <style:style style:name="P7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monospace" loext:padding="0cm" loext:border="none"/>
    </style:style>
    <style:style style:name="P8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loext:padding="0cm" loext:border="none"/>
    </style:style>
    <style:style style:name="P9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able_20_Heading">
      <style:paragraph-properties fo:text-align="start" style:justify-single-word="false"/>
      <style:text-properties fo:font-weight="bold"/>
    </style:style>
    <style:style style:name="T1" style:family="text">
      <style:text-properties fo:color="#008000"/>
    </style:style>
    <style:style style:name="T2" style:family="text">
      <style:text-properties fo:color="#008000" fo:font-weight="bold"/>
    </style:style>
    <style:style style:name="T3" style:family="text">
      <style:text-properties fo:color="#0000ff" fo:font-weight="bold"/>
    </style:style>
    <style:style style:name="T4" style:family="text">
      <style:text-properties fo:color="#666666"/>
    </style:style>
    <style:style style:name="T5" style:family="text">
      <style:text-properties style:font-name="monospace"/>
    </style:style>
    <style:style style:name="T6" style:family="text">
      <style:text-properties fo:color="#ba2121"/>
    </style:style>
    <style:style style:name="T7" style:family="text">
      <style:text-properties fo:color="#bb6622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import</text:span> <text:span text:style-name="T3">numpy</text:span> <text:span text:style-name="T2">as</text:span> <text:span text:style-name="T3">np</text:span> </text:p>
      <text:p text:style-name="P4"><text:span text:style-name="T2">import</text:span> <text:span text:style-name="T3">pandas</text:span> <text:span text:style-name="T2">as</text:span> <text:span text:style-name="T3">pd</text:span> </text:p>
      <text:p text:style-name="P4"><text:span text:style-name="T2">import</text:span> <text:span text:style-name="T3">csv</text:span></text:p>
      <text:p text:style-name="P4"><text:span text:style-name="T2">from</text:span> <text:span text:style-name="T3">pgmpy.estimators</text:span> <text:span text:style-name="T2">import</text:span> MaximumLikelihoodEstimator </text:p>
      <text:p text:style-name="P4"><text:span text:style-name="T2">from</text:span> <text:span text:style-name="T3">pgmpy.models</text:span> <text:span text:style-name="T2">import</text:span> BayesianModel</text:p>
      <text:p text:style-name="P4"><text:span text:style-name="T2">from</text:span> <text:span text:style-name="T3">pgmpy.inference</text:span> <text:span text:style-name="T2">import</text:span> VariableElimination</text:p>
      <text:p text:style-name="P1">In [3]:</text:p>
      <text:p text:style-name="P4">conda install <text:span text:style-name="T4">-</text:span>c ankurankan pgmpy</text:p>
      <text:p text:style-name="P5">Collecting package metadata (current_repodata.json): ...working... done</text:p>
      <text:p text:style-name="P7">Solving environment: ...working... done</text:p>
      <text:p text:style-name="P9"/>
      <text:p text:style-name="P7">## Package Plan ##</text:p>
      <text:p text:style-name="P9"/>
      <text:p text:style-name="P8"><text:s text:c="2"/><text:span text:style-name="T5">environment location: C:\Users\saidu\Anaconda3</text:span></text:p>
      <text:p text:style-name="P9"/>
      <text:p text:style-name="P8"><text:s text:c="2"/><text:span text:style-name="T5">added / updated specs:</text:span></text:p>
      <text:p text:style-name="P8"><text:s text:c="4"/><text:span text:style-name="T5">- pgmpy</text:span></text:p>
      <text:p text:style-name="P9"/>
      <text:p text:style-name="P9"/>
      <text:p text:style-name="P7">The following packages will be downloaded:</text:p>
      <text:p text:style-name="P9"/>
      <text:p text:style-name="P8"><text:s text:c="4"/><text:span text:style-name="T5">package <text:s text:c="19"/>| <text:s text:c="11"/>build</text:span></text:p>
      <text:p text:style-name="P8"><text:s text:c="4"/><text:span text:style-name="T5">---------------------------|-----------------</text:span></text:p>
      <text:p text:style-name="P8"><text:s text:c="4"/><text:span text:style-name="T5">ca-certificates-2021.10.26 | <text:s text:c="6"/>haa95532_2 <text:s text:c="8"/>115 KB</text:span></text:p>
      <text:p text:style-name="P8"><text:s text:c="4"/><text:span text:style-name="T5">certifi-2021.10.8 <text:s text:c="9"/>| <text:s text:c="2"/>py38haa95532_0 <text:s text:c="8"/>152 KB</text:span></text:p>
      <text:p text:style-name="P8"><text:s text:c="4"/><text:span text:style-name="T5">click-8.0.3 <text:s text:c="15"/>| <text:s text:c="4"/>pyhd3eb1b0_0 <text:s text:c="9"/>79 KB</text:span></text:p>
      <text:p text:style-name="P8"><text:s text:c="4"/><text:span text:style-name="T5">pgmpy-0.1.16 <text:s text:c="14"/>| <text:s text:c="10"/>py38_0 <text:s text:c="7"/>43.6 MB <text:s/>ankurankan</text:span></text:p>
      <text:p text:style-name="P8"><text:s text:c="4"/><text:span text:style-name="T5">------------------------------------------------------------</text:span></text:p>
      <text:p text:style-name="P8"><text:s text:c="43"/><text:span text:style-name="T5">Total: <text:s text:c="7"/>44.0 MB</text:span></text:p>
      <text:p text:style-name="P9"/>
      <text:p text:style-name="P7">The following NEW packages will be INSTALLED:</text:p>
      <text:p text:style-name="P9"/>
      <text:p text:style-name="P8"><text:s text:c="2"/><text:span text:style-name="T5">click <text:s text:c="13"/>pkgs/main/noarch::click-8.0.3-pyhd3eb1b0_0</text:span></text:p>
      <text:p text:style-name="P8"><text:s text:c="2"/><text:span text:style-name="T5">jupyter_client <text:s text:c="4"/>pkgs/main/noarch::jupyter_client-7.0.1-pyhd3eb1b0_0</text:span></text:p>
      <text:p text:style-name="P8"><text:s text:c="2"/><text:span text:style-name="T5">nbconvert <text:s text:c="9"/>pkgs/main/win-64::nbconvert-6.1.0-py38haa95532_0</text:span></text:p>
      <text:p text:style-name="P8"><text:s text:c="2"/><text:span text:style-name="T5">pgmpy <text:s text:c="13"/>ankurankan/win-64::pgmpy-0.1.16-py38_0</text:span></text:p>
      <text:p text:style-name="P9"/>
      <text:p text:style-name="P7">The following packages will be UPDATED:</text:p>
      <text:p text:style-name="P9"/>
      <text:p text:style-name="P8"><text:s text:c="2"/><text:span text:style-name="T5">ca-certificates <text:s text:c="22"/>2021.7.5-haa95532_1 --&gt; 2021.10.26-haa95532_2</text:span></text:p>
      <text:p text:style-name="P8"><text:s text:c="2"/><text:span text:style-name="T5">certifi <text:s text:c="25"/>2021.5.30-py38haa95532_0 --&gt; 2021.10.8-py38haa95532_0</text:span></text:p>
      <text:p text:style-name="P9"/>
      <text:p text:style-name="P9"/>
      <text:p text:style-name="P9"/>
      <text:p text:style-name="P7">Downloading and Extracting Packages</text:p>
      <text:p text:style-name="P9"/>
      <text:p text:style-name="P7">click-8.0.3 <text:s text:c="9"/>| 79 KB <text:s text:c="4"/>| <text:s text:c="11"/>| <text:s text:c="2"/>0% </text:p>
      <text:p text:style-name="P7">click-8.0.3 <text:s text:c="9"/>| 79 KB <text:s text:c="4"/>| ## <text:s text:c="8"/>| <text:s/>20% </text:p>
      <text:p text:style-name="P7">click-8.0.3 <text:s text:c="9"/>| 79 KB <text:s text:c="4"/>| ########## | 100% </text:p>
      <text:p text:style-name="P9"/>
      <text:p text:style-name="P7">pgmpy-0.1.16 <text:s text:c="8"/>| 43.6 MB <text:s text:c="2"/>| <text:s text:c="11"/>| <text:s text:c="2"/>0% </text:p>
      <text:p text:style-name="P7">pgmpy-0.1.16 <text:s text:c="8"/>| 43.6 MB <text:s text:c="2"/>| ########## | 100% </text:p>
      <text:p text:style-name="P7">pgmpy-0.1.16 <text:s text:c="8"/>| 43.6 MB <text:s text:c="2"/>| ########## | 100% </text:p>
      <text:p text:style-name="P9"/>
      <text:p text:style-name="P7">ca-certificates-2021 | 115 KB <text:s text:c="3"/>| <text:s text:c="11"/>| <text:s text:c="2"/>0% </text:p>
      <text:p text:style-name="P7"><text:soft-page-break/>ca-certificates-2021 | 115 KB <text:s text:c="3"/>| ########## | 100% </text:p>
      <text:p text:style-name="P7">ca-certificates-2021 | 115 KB <text:s text:c="3"/>| ########## | 100% </text:p>
      <text:p text:style-name="P9"/>
      <text:p text:style-name="P7">certifi-2021.10.8 <text:s text:c="3"/>| 152 KB <text:s text:c="3"/>| <text:s text:c="11"/>| <text:s text:c="2"/>0% </text:p>
      <text:p text:style-name="P7">certifi-2021.10.8 <text:s text:c="3"/>| 152 KB <text:s text:c="3"/>| ########## | 100% </text:p>
      <text:p text:style-name="P7">certifi-2021.10.8 <text:s text:c="3"/>| 152 KB <text:s text:c="3"/>| ########## | 100% </text:p>
      <text:p text:style-name="P7">Preparing transaction: ...working... done</text:p>
      <text:p text:style-name="P7">Verifying transaction: ...working... done</text:p>
      <text:p text:style-name="P7">Executing transaction: ...working... done</text:p>
      <text:p text:style-name="P9"/>
      <text:p text:style-name="P7">Note: you may need to restart the kernel to use updated packages.</text:p>
      <text:p text:style-name="P5">The environment is inconsistent, please check the package plan carefully</text:p>
      <text:p text:style-name="P7">The following packages are causing the inconsistency:</text:p>
      <text:p text:style-name="P9"/>
      <text:p text:style-name="P8"><text:s text:c="2"/><text:span text:style-name="T5">- defaults/win-64::anaconda==custom=py38_1</text:span></text:p>
      <text:p text:style-name="P8"><text:s text:c="2"/><text:span text:style-name="T5">- defaults/noarch::black==19.10b0=py_0</text:span></text:p>
      <text:p text:style-name="P8"><text:s text:c="2"/><text:span text:style-name="T5">- defaults/noarch::conda-verify==3.4.2=py_1</text:span></text:p>
      <text:p text:style-name="P8"><text:s text:c="2"/><text:span text:style-name="T5">- defaults/noarch::cookiecutter==1.7.2=pyhd3eb1b0_0</text:span></text:p>
      <text:p text:style-name="P8"><text:s text:c="2"/><text:span text:style-name="T5">- defaults/noarch::dask==2021.8.1=pyhd3eb1b0_0</text:span></text:p>
      <text:p text:style-name="P8"><text:s text:c="2"/><text:span text:style-name="T5">- defaults/win-64::distributed==2021.8.1=py38haa95532_0</text:span></text:p>
      <text:p text:style-name="P8"><text:s text:c="2"/><text:span text:style-name="T5">- fastchan/noarch::fastai==2.5.2=py_0</text:span></text:p>
      <text:p text:style-name="P8"><text:s text:c="2"/><text:span text:style-name="T5">- defaults/noarch::flask==1.1.2=pyhd3eb1b0_0</text:span></text:p>
      <text:p text:style-name="P8"><text:s text:c="2"/><text:span text:style-name="T5">- defaults/win-64::ipykernel==6.2.0=py38haa95532_1</text:span></text:p>
      <text:p text:style-name="P8"><text:s text:c="2"/><text:span text:style-name="T5">- defaults/noarch::ipywidgets==7.6.4=pyhd3eb1b0_0</text:span></text:p>
      <text:p text:style-name="P8"><text:s text:c="2"/><text:span text:style-name="T5">- defaults/win-64::jupyter==1.0.0=py38_7</text:span></text:p>
      <text:p text:style-name="P8"><text:s text:c="2"/><text:span text:style-name="T5">- defaults/noarch::jupyterlab==3.1.7=pyhd3eb1b0_0</text:span></text:p>
      <text:p text:style-name="P8"><text:s text:c="2"/><text:span text:style-name="T5">- defaults/noarch::jupyterlab_server==2.8.1=pyhd3eb1b0_0</text:span></text:p>
      <text:p text:style-name="P8"><text:s text:c="2"/><text:span text:style-name="T5">- defaults/noarch::jupyter_console==6.4.0=pyhd3eb1b0_0</text:span></text:p>
      <text:p text:style-name="P8"><text:s text:c="2"/><text:span text:style-name="T5">- defaults/win-64::jupyter_server==1.4.1=py38haa95532_0</text:span></text:p>
      <text:p text:style-name="P8"><text:s text:c="2"/><text:span text:style-name="T5">- defaults/noarch::nbclassic==0.2.6=pyhd3eb1b0_0</text:span></text:p>
      <text:p text:style-name="P8"><text:s text:c="2"/><text:span text:style-name="T5">- defaults/noarch::nbclient==0.5.3=pyhd3eb1b0_0</text:span></text:p>
      <text:p text:style-name="P8"><text:s text:c="2"/><text:span text:style-name="T5">- defaults/noarch::nltk==3.6.3=pyhd3eb1b0_0</text:span></text:p>
      <text:p text:style-name="P8"><text:s text:c="2"/><text:span text:style-name="T5">- defaults/win-64::notebook==6.4.3=py38haa95532_0</text:span></text:p>
      <text:p text:style-name="P8"><text:s text:c="2"/><text:span text:style-name="T5">- defaults/noarch::pathy==0.6.0=pyhd3eb1b0_0</text:span></text:p>
      <text:p text:style-name="P8"><text:s text:c="2"/><text:span text:style-name="T5">- defaults/noarch::pyls-black==0.4.6=hd3eb1b0_0</text:span></text:p>
      <text:p text:style-name="P8"><text:s text:c="2"/><text:span text:style-name="T5">- defaults/noarch::qtconsole==5.1.1=pyhd3eb1b0_0</text:span></text:p>
      <text:p text:style-name="P8"><text:s text:c="2"/><text:span text:style-name="T5">- fastchan/win-64::spacy==3.0.3=py38h1266d08_0</text:span></text:p>
      <text:p text:style-name="P8"><text:s text:c="2"/><text:span text:style-name="T5">- defaults/win-64::spyder==5.0.5=py38haa95532_2</text:span></text:p>
      <text:p text:style-name="P8"><text:s text:c="2"/><text:span text:style-name="T5">- defaults/win-64::spyder-kernels==2.0.5=py38haa95532_0</text:span></text:p>
      <text:p text:style-name="P8"><text:s text:c="2"/><text:span text:style-name="T5">- fastchan/noarch::typer==0.3.1=py_0</text:span></text:p>
      <text:p text:style-name="P8"><text:s text:c="2"/><text:span text:style-name="T5">- defaults/win-64::widgetsnbextension==3.5.1=py38_0</text:span></text:p>
      <text:p text:style-name="P8"><text:s text:c="2"/><text:span text:style-name="T5">- defaults/win-64::_anaconda_depends==2020.07=py38_0</text:span></text:p>
      <text:p text:style-name="P8"><text:s text:c="2"/><text:span text:style-name="T5">- defaults/win-64::_ipyw_jlab_nb_ext_conf==0.1.0=py38_0</text:span></text:p>
      <text:p text:style-name="P1">In [6]:</text:p>
      <text:p text:style-name="P4">heartDisease <text:span text:style-name="T4">=</text:span> pd<text:span text:style-name="T4">.</text:span>read_csv(<text:span text:style-name="T6">'heart.csv'</text:span>)</text:p>
      <text:p text:style-name="P4">heartDisease <text:span text:style-name="T4">=</text:span> heartDisease<text:span text:style-name="T4">.</text:span>replace(<text:span text:style-name="T6">'?'</text:span>,np<text:span text:style-name="T4">.</text:span>nan)</text:p>
      <text:p text:style-name="P1">In [7]:</text:p>
      <text:p text:style-name="P4">heartDisease</text:p>
      <text:p text:style-name="P2">Out[7]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header-rows>
          <table:table-row>
            <table:table-cell table:style-name="Table1.A1" office:value-type="string">
              <text:p text:style-name="P11"/>
            </table:table-cell>
            <table:table-cell table:style-name="Table1.A1" office:value-type="string">
              <text:p text:style-name="P12">age</text:p>
            </table:table-cell>
            <table:table-cell table:style-name="Table1.A1" office:value-type="string">
              <text:p text:style-name="P12">sex</text:p>
            </table:table-cell>
            <table:table-cell table:style-name="Table1.A1" office:value-type="string">
              <text:p text:style-name="P12">cp</text:p>
            </table:table-cell>
            <table:table-cell table:style-name="Table1.A1" office:value-type="string">
              <text:p text:style-name="P12">trestbps</text:p>
            </table:table-cell>
            <table:table-cell table:style-name="Table1.A1" office:value-type="string">
              <text:p text:style-name="P12">chol</text:p>
            </table:table-cell>
            <table:table-cell table:style-name="Table1.A1" office:value-type="string">
              <text:p text:style-name="P12">fbs</text:p>
            </table:table-cell>
            <table:table-cell table:style-name="Table1.A1" office:value-type="string">
              <text:p text:style-name="P12">restecg</text:p>
            </table:table-cell>
            <table:table-cell table:style-name="Table1.A1" office:value-type="string">
              <text:p text:style-name="P12">thalach</text:p>
            </table:table-cell>
            <table:table-cell table:style-name="Table1.A1" office:value-type="string">
              <text:p text:style-name="P12">exang</text:p>
            </table:table-cell>
            <table:table-cell table:style-name="Table1.A1" office:value-type="string">
              <text:p text:style-name="P12">oldpeak</text:p>
            </table:table-cell>
            <table:table-cell table:style-name="Table1.A1" office:value-type="string">
              <text:p text:style-name="P12">slope</text:p>
            </table:table-cell>
            <table:table-cell table:style-name="Table1.A1" office:value-type="string">
              <text:p text:style-name="P12">ca</text:p>
            </table:table-cell>
            <table:table-cell table:style-name="Table1.A1" office:value-type="string">
              <text:p text:style-name="P12">thal</text:p>
            </table:table-cell>
            <table:table-cell table:style-name="Table1.A1" office:value-type="string">
              <text:p text:style-name="P12">heartdisease</text:p>
            </table:table-cell>
          </table:table-row>
        </table:table-header-rows>
        <table:table-row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0">63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45</text:p>
          </table:table-cell>
          <table:table-cell table:style-name="Table1.A1" office:value-type="string">
            <text:p text:style-name="P10">233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5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2.3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10">0</text:p>
          </table:table-cell>
        </table:table-row>
        <text:soft-page-break/>
        <table:table-row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0">67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160</text:p>
          </table:table-cell>
          <table:table-cell table:style-name="Table1.A1" office:value-type="string">
            <text:p text:style-name="P10">286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08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.5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2</text:p>
          </table:table-cell>
        </table:table-row>
        <table:table-row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0">67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120</text:p>
          </table:table-cell>
          <table:table-cell table:style-name="Table1.A1" office:value-type="string">
            <text:p text:style-name="P10">229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29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2.6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10">1</text:p>
          </table:table-cell>
        </table:table-row>
        <table:table-row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0">37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130</text:p>
          </table:table-cell>
          <table:table-cell table:style-name="Table1.A1" office:value-type="string">
            <text:p text:style-name="P10">25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87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3.5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0</text:p>
          </table:table-cell>
        </table:table-row>
        <table:table-row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0">4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30</text:p>
          </table:table-cell>
          <table:table-cell table:style-name="Table1.A1" office:value-type="string">
            <text:p text:style-name="P10">204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72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.4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0</text:p>
          </table:table-cell>
        </table:table-row>
        <table:table-row>
          <table:table-cell table:style-name="Table1.A1" office:value-type="string">
            <text:p text:style-name="P12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...</text:p>
          </table:table-cell>
        </table:table-row>
        <table:table-row>
          <table:table-cell table:style-name="Table1.A1" office:value-type="string">
            <text:p text:style-name="P12">298</text:p>
          </table:table-cell>
          <table:table-cell table:style-name="Table1.A1" office:value-type="string">
            <text:p text:style-name="P10">45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10</text:p>
          </table:table-cell>
          <table:table-cell table:style-name="Table1.A1" office:value-type="string">
            <text:p text:style-name="P10">264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32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.2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10">1</text:p>
          </table:table-cell>
        </table:table-row>
        <table:table-row>
          <table:table-cell table:style-name="Table1.A1" office:value-type="string">
            <text:p text:style-name="P12">299</text:p>
          </table:table-cell>
          <table:table-cell table:style-name="Table1.A1" office:value-type="string">
            <text:p text:style-name="P10">68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144</text:p>
          </table:table-cell>
          <table:table-cell table:style-name="Table1.A1" office:value-type="string">
            <text:p text:style-name="P10">193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4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3.4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10">2</text:p>
          </table:table-cell>
        </table:table-row>
        <table:table-row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0">57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130</text:p>
          </table:table-cell>
          <table:table-cell table:style-name="Table1.A1" office:value-type="string">
            <text:p text:style-name="P10">13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15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.2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10">3</text:p>
          </table:table-cell>
        </table:table-row>
        <table:table-row>
          <table:table-cell table:style-name="Table1.A1" office:value-type="string">
            <text:p text:style-name="P12">301</text:p>
          </table:table-cell>
          <table:table-cell table:style-name="Table1.A1" office:value-type="string">
            <text:p text:style-name="P10">57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30</text:p>
          </table:table-cell>
          <table:table-cell table:style-name="Table1.A1" office:value-type="string">
            <text:p text:style-name="P10">236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74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.0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1</text:p>
          </table:table-cell>
        </table:table-row>
        <table:table-row>
          <table:table-cell table:style-name="Table1.A1" office:value-type="string">
            <text:p text:style-name="P12">302</text:p>
          </table:table-cell>
          <table:table-cell table:style-name="Table1.A1" office:value-type="string">
            <text:p text:style-name="P10">38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138</text:p>
          </table:table-cell>
          <table:table-cell table:style-name="Table1.A1" office:value-type="string">
            <text:p text:style-name="P10">175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73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.0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NaN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0</text:p>
          </table:table-cell>
        </table:table-row>
      </table:table>
      <text:p text:style-name="P3">303 rows × 14 columns</text:p>
      <text:p text:style-name="P1">In [8]:</text:p>
      <text:p text:style-name="P4"><text:span text:style-name="T1">print</text:span>(<text:span text:style-name="T6">'Sample instances from the dataset are given below'</text:span>) </text:p>
      <text:p text:style-name="P9"/>
      <text:p text:style-name="P4"><text:span text:style-name="T1">print</text:span>(heartDisease<text:span text:style-name="T4">.</text:span>head())</text:p>
      <text:p text:style-name="P5">Sample instances from the dataset are given below</text:p>
      <text:p text:style-name="P8"><text:s text:c="3"/><text:span text:style-name="T5">age <text:s/>sex <text:s/>cp <text:s/>trestbps <text:s/>chol <text:s/>fbs <text:s/>restecg <text:s/>thalach <text:s/>exang <text:s/>oldpeak <text:s/>slope <text:s/>\</text:span></text:p>
      <text:p text:style-name="P7">0 <text:s text:c="2"/>63 <text:s text:c="3"/>1 <text:s text:c="2"/>1 <text:s text:c="6"/>145 <text:s text:c="2"/>233 <text:s text:c="3"/>1 <text:s text:c="7"/>2 <text:s text:c="5"/>150 <text:s text:c="5"/>0 <text:s text:c="5"/>2.3 <text:s text:c="5"/>3 <text:s text:c="2"/></text:p>
      <text:p text:style-name="P7">1 <text:s text:c="2"/>67 <text:s text:c="3"/>1 <text:s text:c="2"/>4 <text:s text:c="6"/>160 <text:s text:c="2"/>286 <text:s text:c="3"/>0 <text:s text:c="7"/>2 <text:s text:c="5"/>108 <text:s text:c="5"/>1 <text:s text:c="5"/>1.5 <text:s text:c="5"/>2 <text:s text:c="2"/></text:p>
      <text:p text:style-name="P7">2 <text:s text:c="2"/>67 <text:s text:c="3"/>1 <text:s text:c="2"/>4 <text:s text:c="6"/>120 <text:s text:c="2"/>229 <text:s text:c="3"/>0 <text:s text:c="7"/>2 <text:s text:c="5"/>129 <text:s text:c="5"/>1 <text:s text:c="5"/>2.6 <text:s text:c="5"/>2 <text:s text:c="2"/></text:p>
      <text:p text:style-name="P7">3 <text:s text:c="2"/>37 <text:s text:c="3"/>1 <text:s text:c="2"/>3 <text:s text:c="6"/>130 <text:s text:c="2"/>250 <text:s text:c="3"/>0 <text:s text:c="7"/>0 <text:s text:c="5"/>187 <text:s text:c="5"/>0 <text:s text:c="5"/>3.5 <text:s text:c="5"/>3 <text:s text:c="2"/></text:p>
      <text:p text:style-name="P7">4 <text:s text:c="2"/>41 <text:s text:c="3"/>0 <text:s text:c="2"/>2 <text:s text:c="6"/>130 <text:s text:c="2"/>204 <text:s text:c="3"/>0 <text:s text:c="7"/>2 <text:s text:c="5"/>172 <text:s text:c="5"/>0 <text:s text:c="5"/>1.4 <text:s text:c="5"/>1 <text:s text:c="2"/></text:p>
      <text:p text:style-name="P9"/>
      <text:p text:style-name="P8"><text:s text:c="2"/><text:span text:style-name="T5">ca thal <text:s/>heartdisease <text:s/></text:span></text:p>
      <text:p text:style-name="P7">0 <text:s/>0 <text:s text:c="3"/>6 <text:s text:c="12"/>0 <text:s/></text:p>
      <text:p text:style-name="P7">1 <text:s/>3 <text:s text:c="3"/>3 <text:s text:c="12"/>2 <text:s/></text:p>
      <text:p text:style-name="P7">2 <text:s/>2 <text:s text:c="3"/>7 <text:s text:c="12"/>1 <text:s/></text:p>
      <text:p text:style-name="P7">3 <text:s/>0 <text:s text:c="3"/>3 <text:s text:c="12"/>0 <text:s/></text:p>
      <text:p text:style-name="P7">4 <text:s/>0 <text:s text:c="3"/>3 <text:s text:c="12"/>0 <text:s/></text:p>
      <text:p text:style-name="P1">In [9]:</text:p>
      <text:p text:style-name="P4"><text:span text:style-name="T1">print</text:span>(<text:span text:style-name="T6">'</text:span><text:span text:style-name="T7">\n</text:span><text:span text:style-name="T6"> Attributes and datatypes'</text:span>)</text:p>
      <text:p text:style-name="P4"><text:span text:style-name="T1">print</text:span>(heartDisease<text:span text:style-name="T4">.</text:span>dtypes)</text:p>
      <text:p text:style-name="P6"><text:s/><text:span text:style-name="T5">Attributes and datatypes</text:span></text:p>
      <text:p text:style-name="P7">age <text:s text:c="14"/>int64</text:p>
      <text:p text:style-name="P7">sex <text:s text:c="14"/>int64</text:p>
      <text:p text:style-name="P7">cp <text:s text:c="15"/>int64</text:p>
      <text:p text:style-name="P7">trestbps <text:s text:c="9"/>int64</text:p>
      <text:p text:style-name="P7">chol <text:s text:c="13"/>int64</text:p>
      <text:p text:style-name="P7">fbs <text:s text:c="14"/>int64</text:p>
      <text:p text:style-name="P7">restecg <text:s text:c="10"/>int64</text:p>
      <text:p text:style-name="P7">thalach <text:s text:c="10"/>int64</text:p>
      <text:p text:style-name="P7">exang <text:s text:c="12"/>int64</text:p>
      <text:p text:style-name="P7">oldpeak <text:s text:c="8"/>float64</text:p>
      <text:p text:style-name="P7">slope <text:s text:c="12"/>int64</text:p>
      <text:p text:style-name="P7">ca <text:s text:c="14"/>object</text:p>
      <text:p text:style-name="P7"><text:soft-page-break/>thal <text:s text:c="12"/>object</text:p>
      <text:p text:style-name="P7">heartdisease <text:s text:c="5"/>int64</text:p>
      <text:p text:style-name="P7">dtype: object</text:p>
      <text:p text:style-name="P1">In [10]:</text:p>
      <text:p text:style-name="P4">model <text:span text:style-name="T4">=</text:span> BayesianModel([(<text:span text:style-name="T6">'age'</text:span>,<text:span text:style-name="T6">'heartdisease'</text:span>),(<text:span text:style-name="T6">'sex'</text:span>,<text:span text:style-name="T6">'heartdisease'</text:span>),(</text:p>
      <text:p text:style-name="P4"><text:span text:style-name="T6">'exang'</text:span>,<text:span text:style-name="T6">'heartdisease'</text:span>),(<text:span text:style-name="T6">'cp'</text:span>,<text:span text:style-name="T6">'heartdisease'</text:span>),(<text:span text:style-name="T6">'heartdisease'</text:span>, <text:span text:style-name="T6">'restecg'</text:span>),(<text:span text:style-name="T6">'heartdisease'</text:span>,<text:span text:style-name="T6">'chol'</text:span>)])</text:p>
      <text:p text:style-name="P5">C:\Users\saidu\Anaconda3\lib\site-packages\pgmpy\models\BayesianModel.py:8: FutureWarning: BayesianModel has been renamed to BayesianNetwork. Please use BayesianNewtork class, BayesianModel will be removed in future.</text:p>
      <text:p text:style-name="P8"><text:s text:c="2"/><text:span text:style-name="T5">warnings.warn(</text:span></text:p>
      <text:p text:style-name="P1">In [12]:</text:p>
      <text:p text:style-name="P4"><text:span text:style-name="T1">print</text:span>(<text:span text:style-name="T6">'</text:span><text:span text:style-name="T7">\n</text:span><text:span text:style-name="T6"> Learning CPD using Maximum likelihood estimators'</text:span>) </text:p>
      <text:p text:style-name="P4">model<text:span text:style-name="T4">.</text:span>fit(heartDisease,estimator<text:span text:style-name="T4">=</text:span>MaximumLikelihoodEstimator)</text:p>
      <text:p text:style-name="P6"><text:s/><text:span text:style-name="T5">Learning CPD using Maximum likelihood estimators</text:span></text:p>
      <text:p text:style-name="P1">In [13]:</text:p>
      <text:p text:style-name="P4"><text:span text:style-name="T1">print</text:span>(<text:span text:style-name="T6">'</text:span><text:span text:style-name="T7">\n</text:span><text:span text:style-name="T6"> Inferencing with Bayesian Network:'</text:span>) </text:p>
      <text:p text:style-name="P4">HeartDiseasetest_infer <text:span text:style-name="T4">=</text:span> VariableElimination(model)</text:p>
      <text:p text:style-name="P6"><text:s/><text:span text:style-name="T5">Inferencing with Bayesian Network:</text:span></text:p>
      <text:p text:style-name="P1">In [15]:</text:p>
      <text:p text:style-name="P4"><text:span text:style-name="T1">print</text:span>(<text:span text:style-name="T6">'</text:span><text:span text:style-name="T7">\n</text:span><text:span text:style-name="T6"> 1.Probability of HeartDisease given evidence= restecg :1'</text:span>)</text:p>
      <text:p text:style-name="P4">q1<text:span text:style-name="T4">=</text:span>HeartDiseasetest_infer<text:span text:style-name="T4">.</text:span>query(variables<text:span text:style-name="T4">=</text:span>[<text:span text:style-name="T6">'heartdisease'</text:span>],evidence<text:span text:style-name="T4">=</text:span>{<text:span text:style-name="T6">'restecg'</text:span>:<text:span text:style-name="T4">1</text:span>})</text:p>
      <text:p text:style-name="P4"><text:span text:style-name="T1">print</text:span>(q1)</text:p>
      <text:p text:style-name="P6"><text:s/><text:span text:style-name="T5">1.Probability of HeartDisease given evidence= restecg :1</text:span></text:p>
      <text:p text:style-name="P6"><text:s text:c="2"/><text:span text:style-name="T5">0%| <text:s text:c="9"/>| 0/4 [00:00&lt;?, ?it/s]</text:span></text:p>
      <text:p text:style-name="P6"><text:s text:c="2"/><text:span text:style-name="T5">0%| <text:s text:c="9"/>| 0/4 [00:00&lt;?, ?it/s]</text:span></text:p>
      <text:p text:style-name="P5">+-----------------+---------------------+</text:p>
      <text:p text:style-name="P7">| heartdisease <text:s text:c="3"/>| <text:s text:c="2"/>phi(heartdisease) |</text:p>
      <text:p text:style-name="P7">+=================+=====================+</text:p>
      <text:p text:style-name="P7">| heartdisease(0) | <text:s text:c="13"/>0.1012 |</text:p>
      <text:p text:style-name="P7">+-----------------+---------------------+</text:p>
      <text:p text:style-name="P7">| heartdisease(1) | <text:s text:c="13"/>0.0000 |</text:p>
      <text:p text:style-name="P7">+-----------------+---------------------+</text:p>
      <text:p text:style-name="P7">| heartdisease(2) | <text:s text:c="13"/>0.2392 |</text:p>
      <text:p text:style-name="P7">+-----------------+---------------------+</text:p>
      <text:p text:style-name="P7">| heartdisease(3) | <text:s text:c="13"/>0.2015 |</text:p>
      <text:p text:style-name="P7">+-----------------+---------------------+</text:p>
      <text:p text:style-name="P7">| heartdisease(4) | <text:s text:c="13"/>0.4581 |</text:p>
      <text:p text:style-name="P7">+-----------------+---------------------+</text:p>
      <text:p text:style-name="P1">In [16]:</text:p>
      <text:p text:style-name="P4"><text:span text:style-name="T1">print</text:span>(<text:span text:style-name="T6">'</text:span><text:span text:style-name="T7">\n</text:span><text:span text:style-name="T6"> 2.Probability of HeartDisease given evidence= cp:2 '</text:span>) </text:p>
      <text:p text:style-name="P4">q2<text:span text:style-name="T4">=</text:span>HeartDiseasetest_infer<text:span text:style-name="T4">.</text:span>query(variables<text:span text:style-name="T4">=</text:span>[<text:span text:style-name="T6">'heartdisease'</text:span>],evidence<text:span text:style-name="T4">=</text:span>{<text:span text:style-name="T6">'cp'</text:span>:<text:span text:style-name="T4">2</text:span>})</text:p>
      <text:p text:style-name="P4"><text:span text:style-name="T1">print</text:span>(q2)</text:p>
      <text:p text:style-name="P6"><text:s/><text:span text:style-name="T5">2.Probability of HeartDisease given evidence= cp:2 </text:span></text:p>
      <text:p text:style-name="P6"><text:s text:c="2"/><text:span text:style-name="T5">0%| <text:s text:c="9"/>| 0/3 [00:00&lt;?, ?it/s]</text:span></text:p>
      <text:p text:style-name="P6"><text:s text:c="2"/><text:span text:style-name="T5">0%| <text:s text:c="9"/>| 0/3 [00:00&lt;?, ?it/s]</text:span></text:p>
      <text:p text:style-name="P5">+-----------------+---------------------+</text:p>
      <text:p text:style-name="P7">| heartdisease <text:s text:c="3"/>| <text:s text:c="2"/>phi(heartdisease) |</text:p>
      <text:p text:style-name="P7">+=================+=====================+</text:p>
      <text:p text:style-name="P7">| heartdisease(0) | <text:s text:c="13"/>0.3610 |</text:p>
      <text:p text:style-name="P7">+-----------------+---------------------+</text:p>
      <text:p text:style-name="P7">| heartdisease(1) | <text:s text:c="13"/>0.2159 |</text:p>
      <text:p text:style-name="P7">+-----------------+---------------------+</text:p>
      <text:p text:style-name="P7">| heartdisease(2) | <text:s text:c="13"/>0.1373 |</text:p>
      <text:p text:style-name="P7">+-----------------+---------------------+</text:p>
      <text:p text:style-name="P7"><text:soft-page-break/>| heartdisease(3) | <text:s text:c="13"/>0.1537 |</text:p>
      <text:p text:style-name="P7">+-----------------+---------------------+</text:p>
      <text:p text:style-name="P7">| heartdisease(4) | <text:s text:c="13"/>0.1321 |</text:p>
      <text:p text:style-name="P7">+-----------------+---------------------+</text:p>
      <text:p text:style-name="P1">In [ ]:</text:p>
      <text:p text:style-name="P4">heart<text:span text:style-name="T4">.</text:span>restec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5:33:25.329032474</meta:creation-date>
    <dc:date>2021-11-16T15:33:54.040151128</dc:date>
    <meta:editing-duration>PT29S</meta:editing-duration>
    <meta:editing-cycles>1</meta:editing-cycles>
    <meta:document-statistic meta:table-count="1" meta:image-count="0" meta:object-count="0" meta:page-count="5" meta:paragraph-count="355" meta:word-count="879" meta:character-count="8021" meta:non-whitespace-character-count="6280"/>
    <meta:generator>LibreOffice/6.0.7.3$Linux_X86_64 LibreOffice_project/00m0$Build-3</meta:generator>
  </office:meta>
</office:document-meta>
</file>